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3.3126in"/>
    </style:style>
    <style:style style:name="co3" style:family="table-column">
      <style:table-column-properties fo:break-before="auto" style:column-width="2.9909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2.69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4453in" fo:break-before="auto" style:use-optimal-row-height="false"/>
    </style:style>
    <style:style style:name="ro3" style:family="table-row">
      <style:table-row-properties style:row-height="3.0366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1.1917in" fo:break-before="auto" style:use-optimal-row-height="true"/>
    </style:style>
    <style:style style:name="ro6" style:family="table-row">
      <style:table-row-properties style:row-height="1.3472in" fo:break-before="auto" style:use-optimal-row-height="true"/>
    </style:style>
    <style:style style:name="ro7" style:family="table-row">
      <style:table-row-properties style:row-height="0.8189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d3d3d3" style:text-align-source="fix" style:repeat-content="false" fo:border="0.74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3d3d3" fo:border="0.74pt solid #000000" style:rotation-angle="90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d3d3d3" fo:wrap-option="wrap" fo:border="0.74pt solid #000000" fo:padding="0.0555in" style:vertical-align="middle"/>
    </style:style>
    <style:style style:name="ce14" style:family="table-cell" style:parent-style-name="Default">
      <style:table-cell-properties fo:background-color="#d3d3d3" fo:wrap-option="wrap" fo:border="0.74pt solid #000000" fo:padding="0.0555in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3d3d3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74pt solid #000000" fo:padding="0.0417in" style:vertical-align="top"/>
      <style:paragraph-properties fo:text-align="start" fo:margin-left="0in"/>
    </style:style>
    <style:style style:name="ce17" style:family="table-cell" style:parent-style-name="Default">
      <style:table-cell-properties fo:background-color="#fc5c00" style:text-align-source="fix" style:repeat-content="false" fo:wrap-option="wrap" fo:border="0.74pt solid #000000" fo:padding="0.0555in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adff2f" style:text-align-source="fix" style:repeat-content="false" fo:wrap-option="wrap" fo:border="0.74pt solid #000000" fo:padding="0.0555in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d3d3d3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74pt solid #000000" fo:padding="0.0417in" style:vertical-align="top"/>
      <style:paragraph-properties fo:text-align="start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E8">
        <table:table-column table:style-name="co1" table:default-cell-style-name="ce9"/>
        <table:table-column table:style-name="co2" table:default-cell-style-name="ce13"/>
        <table:table-column table:style-name="co3" table:default-cell-style-name="ce18"/>
        <table:table-column table:style-name="co4" table:default-cell-style-name="ce18"/>
        <table:table-column table:style-name="co5" table:default-cell-style-name="ce17"/>
        <table:table-row table:style-name="ro1">
          <table:table-cell table:style-name="Default"/>
          <table:table-cell table:style-name="ce12"/>
          <table:table-cell table:style-name="ce7" office:value-type="string" calcext:value-type="string" table:number-columns-spanned="3" table:number-rows-spanned="1">
            <text:p>Undesirable “Phenomenon”</text:p>
          </table:table-cell>
          <table:covered-table-cell table:number-columns-repeated="2" table:style-name="ce19"/>
        </table:table-row>
        <table:table-row table:style-name="ro2">
          <table:table-cell table:style-name="Default"/>
          <table:table-cell table:style-name="ce12"/>
          <table:table-cell table:style-name="ce7" office:value-type="string" calcext:value-type="string">
            <text:p>Dirty Read (P1)</text:p>
          </table:table-cell>
          <table:table-cell table:style-name="ce7" office:value-type="string" calcext:value-type="string">
            <text:p>Non Repeatable Read (P2)</text:p>
          </table:table-cell>
          <table:table-cell table:style-name="ce7" office:value-type="string" calcext:value-type="string">
            <text:p>Phantom Read (P3)</text:p>
          </table:table-cell>
        </table:table-row>
        <table:table-row table:style-name="ro3">
          <table:table-cell table:style-name="Default"/>
          <table:table-cell table:style-name="ce12"/>
          <table:table-cell table:style-name="ce16" office:value-type="string" calcext:value-type="string">
            <text:p>Scenario:</text:p>
            <text:p/>
            <text:p>1) Writer deletes/inserts/updates data item X <text:span text:style-name="T1">but does not commit</text:span>.</text:p>
            <text:p>2) Reader reads data item X (not yet “recruited” into the “set of data items read” by Reader) and <text:span text:style-name="T1">finds the changed X</text:span>.</text:p>
            <text:p>3) Writer rolls back, making the changed X disappear </text:p>
            <text:p/>
            <text:p>(though the problem also exists on commit, as Reader has read X “earlier than allowed” and may have infected other transactions through additional dirty reads)</text:p>
          </table:table-cell>
          <table:table-cell table:style-name="ce27" office:value-type="string" calcext:value-type="string">
            <text:p><text:span text:style-name="T3">Scenario:</text:span></text:p>
            <text:p><text:span text:style-name="T3"/></text:p>
            <text:p>1) Reader reads data item X (recruitment into Reader’s “set of data items read”)</text:p>
            <text:p>2) Writer modifies data item X <text:span text:style-name="T1">and commits.</text:span></text:p>
            <text:p>3) Reader re-reads data item X and <text:span text:style-name="T1">finds the changed X</text:span>.</text:p>
            <text:p/>
            <text:p>Note that if Reader does not recruit data item X into its “set of data items read” first, seeing the changed value is à priori sound.</text:p>
          </table:table-cell>
          <table:table-cell table:style-name="ce16" office:value-type="string" calcext:value-type="string">
            <text:p><text:span text:style-name="T3">This is about selection of result sets via predicate.</text:span></text:p>
            <text:p/>
            <text:p><text:span text:style-name="T3">Scenario:</text:span></text:p>
            <text:p><text:span text:style-name="T3"/></text:p>
            <text:p>1) Reader reads a set of data items Xs according to a predicate.</text:p>
            <text:p>2) Writer changes the set extent by insert/update-resulting-in-set-growth <text:span text:style-name="T1">and commits</text:span><text:span text:style-name="T2"> (the case of delete/update-resulting-in-set-shrinkage should be a special case of non-repeatable read I think)</text:span></text:p>
            <text:p><text:span text:style-name="T2">3) Reader </text:span>re-reads the Xs and sees a changed set.</text:p>
            <text:p/>
            <text:p>Not clearly distinguishable from P2, which is clearly based on a predicate selecting by id.</text:p>
          </table:table-cell>
        </table:table-row>
        <table:table-row table:style-name="ro4">
          <table:table-cell table:style-name="ce4" office:value-type="string" calcext:value-type="string" table:number-columns-spanned="1" table:number-rows-spanned="5">
            <text:p>Isolation Level</text:p>
          </table:table-cell>
          <table:table-cell office:value-type="string" calcext:value-type="string">
            <text:p><text:span text:style-name="T1">ANSI “Read Uncommitted”</text:span></text:p>
            <text:p><text:span text:style-name="T1"/></text:p>
            <text:p><text:span text:style-name="T2">Really “Read even uncommitted”</text:span></text:p>
            <text:p>“You can read uncommitted data”</text:p>
          </table:table-cell>
          <table:table-cell table:number-columns-repeated="2" table:style-name="ce17" office:value-type="string" calcext:value-type="string">
            <text:p>May occur</text:p>
          </table:table-cell>
          <table:table-cell office:value-type="string" calcext:value-type="string">
            <text:p>May occur</text:p>
          </table:table-cell>
        </table:table-row>
        <table:table-row table:style-name="ro4">
          <table:covered-table-cell/>
          <table:table-cell office:value-type="string" calcext:value-type="string">
            <text:p><text:span text:style-name="T1">ANSI “Read Committed”</text:span></text:p>
            <text:p><text:span text:style-name="T1"/></text:p>
            <text:p><text:span text:style-name="T2">Really “Read only committed”</text:span></text:p>
            <text:p>“You can only read committed data”</text:p>
          </table:table-cell>
          <table:table-cell office:value-type="string" calcext:value-type="string">
            <text:p>Fixed</text:p>
          </table:table-cell>
          <table:table-cell table:style-name="ce17" office:value-type="string" calcext:value-type="string">
            <text:p>May occur</text:p>
          </table:table-cell>
          <table:table-cell office:value-type="string" calcext:value-type="string">
            <text:p>May occur</text:p>
          </table:table-cell>
        </table:table-row>
        <table:table-row table:style-name="ro5">
          <table:covered-table-cell/>
          <table:table-cell office:value-type="string" calcext:value-type="string">
            <text:p><text:span text:style-name="T1">ANSI “Repeatable Read”</text:span></text:p>
            <text:p><text:span text:style-name="T1"/></text:p>
            <text:p>“Re-reading a record will not show changes committed by others”</text:p>
            <text:p/>
            <text:p>(but you actually still have don’t have “repeatable reads”, as you can have “phantom reads”)</text:p>
          </table:table-cell>
          <table:table-cell table:number-columns-repeated="2" office:value-type="string" calcext:value-type="string">
            <text:p>Fixed</text:p>
          </table:table-cell>
          <table:table-cell office:value-type="string" calcext:value-type="string">
            <text:p>May occur</text:p>
          </table:table-cell>
        </table:table-row>
        <table:table-row table:style-name="ro6">
          <table:covered-table-cell/>
          <table:table-cell office:value-type="string" calcext:value-type="string">
            <text:p><text:span text:style-name="T1">“Serializable”</text:span></text:p>
            <text:p><text:span text:style-name="T1"/></text:p>
            <text:p>““A history of actions is serializable if it is equivalent to a serial history, that is if it has the same dependency graph (inter-transaction temporal data flow) as some history that executes transactions one at a time in sequence.” (from “Critique of the ANSI Isolation Levels”)</text:p>
          </table:table-cell>
          <table:table-cell table:number-columns-repeated="2" office:value-type="string" calcext:value-type="string">
            <text:p>Fixed</text:p>
          </table:table-cell>
          <table:table-cell table:style-name="ce18" office:value-type="string" calcext:value-type="string">
            <text:p>Fixed</text:p>
          </table:table-cell>
        </table:table-row>
        <table:table-row table:style-name="ro7">
          <table:covered-table-cell/>
          <table:table-cell table:style-name="ce14" office:value-type="string" calcext:value-type="string">
            <text:p>“Snapshot”</text:p>
            <text:p/>
            <text:p><text:span text:style-name="T2">This isolation level is not comparable with</text:span></text:p>
            <text:p><text:span text:style-name="T2">“Serializable”. </text:span></text:p>
          </table:table-cell>
          <table:table-cell table:number-columns-repeated="2" office:value-type="string" calcext:value-type="string">
            <text:p>Fixed</text:p>
          </table:table-cell>
          <table:table-cell table:style-name="ce18" office:value-type="string" calcext:value-type="string">
            <text:p>Fix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18:42:46.461951275</meta:creation-date>
    <dc:date>2023-08-28T21:31:24.681240728</dc:date>
    <meta:editing-duration>PT3H59M30S</meta:editing-duration>
    <meta:editing-cycles>9</meta:editing-cycles>
    <meta:generator>LibreOffice/7.3.7.2$Linux_X86_64 LibreOffice_project/30$Build-2</meta:generator>
    <meta:print-date>2023-08-19T19:17:44.488620731</meta:print-date>
    <meta:document-statistic meta:table-count="1" meta:cell-count="28" meta:object-count="0"/>
  </office:meta>
</office:document-meta>
</file>